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PP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table:style-name="ce2"/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PowerPoint нужен для: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слайд?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Microsoft PowerPoint можно реализовать: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2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езентация – это…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2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3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Шаблон оформления в Microsoft PowerPoint – это: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3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3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3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30T08:37:30Z</dc:date>
  </office:meta>
</office:document-meta>
</file>